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7e3" officeooo:paragraph-rsid="0016fa3b"/>
    </style:style>
    <style:style style:name="P2" style:family="paragraph" style:parent-style-name="Standard">
      <style:text-properties officeooo:rsid="001fac49" officeooo:paragraph-rsid="0016fa3b"/>
    </style:style>
    <style:style style:name="P3" style:family="paragraph" style:parent-style-name="Standard">
      <style:text-properties officeooo:rsid="0010e8cd" officeooo:paragraph-rsid="0016fa3b"/>
    </style:style>
    <style:style style:name="P4" style:family="paragraph" style:parent-style-name="Standard">
      <style:text-properties officeooo:rsid="0081f436" officeooo:paragraph-rsid="0016fa3b"/>
    </style:style>
    <style:style style:name="P5" style:family="paragraph" style:parent-style-name="Standard">
      <style:text-properties officeooo:rsid="0083a89a" officeooo:paragraph-rsid="0016fa3b"/>
    </style:style>
    <style:style style:name="P6" style:family="paragraph" style:parent-style-name="Standard">
      <style:text-properties style:font-name="Liberation Serif" fo:font-style="italic" fo:font-weight="normal" officeooo:rsid="0010e8cd" officeooo:paragraph-rsid="0016fa3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1277fe" officeooo:paragraph-rsid="0016fa3b"/>
    </style:style>
    <style:style style:name="P8" style:family="paragraph" style:parent-style-name="Standard">
      <style:text-properties officeooo:rsid="006589fa" officeooo:paragraph-rsid="0016fa3b"/>
    </style:style>
    <style:style style:name="P9" style:family="paragraph" style:parent-style-name="Standard">
      <style:text-properties officeooo:rsid="00660aa8" officeooo:paragraph-rsid="0016fa3b"/>
    </style:style>
    <style:style style:name="P10" style:family="paragraph" style:parent-style-name="Standard">
      <style:text-properties officeooo:rsid="0068d1f6" officeooo:paragraph-rsid="0016fa3b"/>
    </style:style>
    <style:style style:name="P11" style:family="paragraph" style:parent-style-name="Standard">
      <style:text-properties officeooo:rsid="0069001a" officeooo:paragraph-rsid="0016fa3b"/>
    </style:style>
    <style:style style:name="P12" style:family="paragraph" style:parent-style-name="Standard">
      <style:text-properties officeooo:rsid="0064bb5c" officeooo:paragraph-rsid="0016fa3b"/>
    </style:style>
    <style:style style:name="P13" style:family="paragraph" style:parent-style-name="Standard">
      <style:text-properties officeooo:rsid="001376e3" officeooo:paragraph-rsid="0016fa3b"/>
    </style:style>
    <style:style style:name="P14" style:family="paragraph" style:parent-style-name="Standard">
      <style:text-properties officeooo:rsid="0013e106" officeooo:paragraph-rsid="0016fa3b"/>
    </style:style>
    <style:style style:name="P15" style:family="paragraph" style:parent-style-name="Standard">
      <style:text-properties officeooo:rsid="00143b0d" officeooo:paragraph-rsid="0016fa3b"/>
    </style:style>
    <style:style style:name="T1" style:family="text">
      <style:text-properties officeooo:rsid="0020b373"/>
    </style:style>
    <style:style style:name="T2" style:family="text">
      <style:text-properties officeooo:rsid="0084f1f4"/>
    </style:style>
    <style:style style:name="T3" style:family="text">
      <style:text-properties officeooo:rsid="0083a89a"/>
    </style:style>
    <style:style style:name="T4" style:family="text">
      <style:text-properties officeooo:rsid="00fc54a1"/>
    </style:style>
    <style:style style:name="T5" style:family="text">
      <style:text-properties officeooo:rsid="0086bac5"/>
    </style:style>
    <style:style style:name="T6" style:family="text">
      <style:text-properties officeooo:rsid="00dd3d3b"/>
    </style:style>
    <style:style style:name="T7" style:family="text">
      <style:text-properties officeooo:rsid="001277fe"/>
    </style:style>
    <style:style style:name="T8" style:family="text">
      <style:text-properties officeooo:rsid="00fddbc5"/>
    </style:style>
    <style:style style:name="T9" style:family="text">
      <style:text-properties officeooo:rsid="02f1ee8b"/>
    </style:style>
    <style:style style:name="T10" style:family="text">
      <style:text-properties officeooo:rsid="004e0be7"/>
    </style:style>
    <style:style style:name="T11" style:family="text">
      <style:text-properties officeooo:rsid="00de6315"/>
    </style:style>
    <style:style style:name="T12" style:family="text">
      <style:text-properties officeooo:rsid="0010e8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s/></text:span></text:p>
      <text:p text:style-name="P3"/>
      <text:p text:style-name="P4">В то утро «биточные» баталии позади спортзала иссякли. </text:p>
      <text:p text:style-name="P4">В то апрельское ясное утро ребята стояли <text:span text:style-name="T2">и спорили, </text:span>и ждали подтверждения слухов, что вчерашняя программа «Время» по телевизору ошиблась.</text:p>
      <text:p text:style-name="P4">Кто-то слышал, что в <text:span text:style-name="T3">Г</text:span>ороде ребята из десятой школы говорили, будто вчера вечером в Сарнавский лес опустился человек на парашюте.</text:p>
      <text:p text:style-name="P5">Сейчас придёт Саша Родионенко, он переехал на Мир, но продолжает учиться в нашей школе, он ездит из Города, он подтвердит.</text:p>
      <text:p text:style-name="P5">Мне вспоминался полёт Гагарина, и как Титов летал целые сутки, а вечером сказал «ложусь спать», а папа засмеялся и сказал «во, дают!»</text:p>
      <text:p text:style-name="P5">Наши космонавты всегда были первыми, а мы, тогда ещё мальчики, <text:span text:style-name="T2">доказывали</text:span> друг друг<text:span text:style-name="T2">у</text:span> кто из нас первым услышал, к<text:span text:style-name="T4">огда</text:span> по радио объявля<text:span text:style-name="T4">ли</text:span> про полёт Поповича, Николаева, Терешковой. </text:p>
      <text:p text:style-name="P5"><text:span text:style-name="T2">Саша</text:span> пришёл, но ничего не подтвердил.</text:p>
      <text:p text:style-name="P5">Значит «Время» не ошиблось. Солнце померкло в трауре. </text:p>
      <text:p text:style-name="P5">Космонавт Владимир Комаров. </text:p>
      <text:p text:style-name="P5">В спускаемом <text:span text:style-name="T5">модуле</text:span>. </text:p>
      <text:p text:style-name="P5">При входе в плотные слои атмосферы. </text:p>
      <text:p text:style-name="P5">Погиб.</text:p>
      <text:p text:style-name="P5"/>
      <text:p text:style-name="P3">Потом приехал папа, а неделей позже прибыл и железный контейнер на товарную станцию. Оттуда грузовик привёз давно знакомый шкаф, с зеркалом в двери, раскладной диван, пару кресел с деревянными ручками, телевизор и другие вещи.</text:p>
      <text:p text:style-name="P3"/>
      <text:p text:style-name="P6"><text:span text:style-name="T6">(...с</text:span>ейчас подумаю и — оторопь берёт: как могли две семьи плюс общая баба Катя умещаться и жить в одной комнате и кухне?</text:p>
      <text:p text:style-name="P6">Но тогда я о таком не задумывался — просто <text:span text:style-name="T7">раз это наш дом и раз мы тут живём и живём так, как живём, значит по-другому и быть не может,</text:span> всё — как надо, <text:span text:style-name="T7">так что я просто жил и всё тут</text:span>..<text:span text:style-name="T6">)</text:span></text:p>
      <text:p text:style-name="P6"/>
      <text:p text:style-name="P3">На ночь мы с Сашкой ложились на раскладном диване, а Наташа поперёк того же дивана, у нас в ногах, так что приходилось их поджимать, а то начнёт ворчать и жаловаться родителям на их кровати у противоположной стенки, чтоб они сказали мне с Сашкой не брыкаться. </text:p>
      <text:p text:style-name="P3">А у самой к дивану ещё и стул приставлен — вытягивайся сколько хочешь, но когда я предлагал ей поменяться местами, она отказывалась. </text:p>
      <text:p text:style-name="P3">Семья Архипенков и баба Катя спали на кухне.</text:p>
      <text:p text:style-name="P3"/>
      <text:p text:style-name="P3">Метров за триста от Нежинской и параллельно ей <text:span text:style-name="T6">идёт</text:span> улица Профессийная с высоким забором из бетонных плит вокруг Конотопского Паровозо-<text:span text:style-name="T7">В</text:span>агоноремонтного завода, <text:span text:style-name="T7">короче — КПВРЗ</text:span>. </text:p>
      <text:p text:style-name="P7">Вот почему часть Конотопа по эту сторону Путепровода-Переезда зовётся заводским Посёлком.</text:p>
      <text:p text:style-name="P8">По ту сторону завода находится <text:span text:style-name="T6">В</text:span>окзал и затем товарная станция, где длинные товарные поезда дожидаются своей очереди проехать дальше, потому что Конотоп — узловая железнодорожная станция. <text:s/></text:p>
      <text:p text:style-name="P8"><text:span text:style-name="T6">На товарной станции</text:span> есть даже горка для формирования составов, где вагоны, с железным визгом башмаков, гахкают друг об друга, а на столбах неразборчиво орут громкоговорители про такой-то состав на таком-то пути.</text:p>
      <text:p text:style-name="P8">Правда, в дневное время на Посёлке трудовую симфонию станции почти не слыхать, не то что в ночной тиши.</text:p>
      <text:p text:style-name="P9">А когда ветер дул со стороны села Поповка, в воздухе неприятно пахло тамошним <text:soft-page-break/>спиртзаводом; запах не смертельный, но лучше не принюхиваться.</text:p>
      <text:p text:style-name="P7">Профессийную с Нежинской соединя<text:span text:style-name="T6">ют</text:span> короткие улочки; первая — по пути из школы — называ<text:span text:style-name="T6">ется</text:span> Литейной, потому что выходи<text:span text:style-name="T6">т</text:span> к бывшему литейному цеху завода, хоть его и не видно за <text:span text:style-name="T8">бетонным</text:span> забором; затем <text:span text:style-name="T6">идёт</text:span> Кузнечная — напротив неё <text:span text:style-name="T9">в заводе </text:span>видне<text:span text:style-name="T6">ется</text:span> высокая кирпичная труба; а <text:span text:style-name="T9">после</text:span> нашей хаты, в <text:span text:style-name="T9">направлении к</text:span> Нежинско<text:span text:style-name="T9">му</text:span> Магазин<text:span text:style-name="T9">у</text:span> — улица Гоголя, хотя ни перед, ни позади <text:span text:style-name="T6">заводского </text:span>забора никакого Гоголя, конечно же, не<text:span text:style-name="T6">т</text:span>. <text:s/></text:p>
      <text:p text:style-name="P10">Магазин <text:span text:style-name="T6">получил такое имя </text:span>потому, что сто<text:span text:style-name="T6">ит</text:span> на улице Нежинской. </text:p>
      <text:p text:style-name="P10">В одноэтажном, но высоком кирпичном здании четыре <text:span text:style-name="T6">магазинных </text:span>отдела с отдельными входами с улицы: «Хлеб», «Промтовары», «Гастроном» и «Рыба-Овощи».</text:p>
      <text:p text:style-name="P10">«Рыба-Овощи» редко открывался — кроме пыли там, вроде, ничего и не бы<text:span text:style-name="T8">ва</text:span>ло. </text:p>
      <text:p text:style-name="P10">«Хлеб» работал пока не распродадут батоны и буханки, а потом стоял запертым до послеобеденного подвоза грузовиком с железной будкой с такой же надписью, <text:span text:style-name="T9">как на магазине </text:span><text:s/>— «Хлеб».</text:p>
      <text:p text:style-name="P11">В самый большой отдел, «Промтовары», с двумя витринами почти никто не заходил и там скучали целых <text:span text:style-name="T6">три</text:span> продавщицы.</text:p>
      <text:p text:style-name="P11">А двум продавщицам «Гастронома»<text:span text:style-name="T6"> — </text:span>одна на молочном отделе, а вторая на бакалейном, дел хватало, иногда там даже создавалась очередь, если завезено сливочное масло и они огромным ножом разделывали его громадный жёлтый куб рядом с весами, и заворачивали твои двести, или триста грамм в синюю рыхлую бумагу.</text:p>
      <text:p text:style-name="P11">Если же в магазин заходил рабочий из завода КПВРЗ, его отпускали без очереди, потому что деньги за водку у него уже наготове, без сдачи, <text:s/>и ему <text:span text:style-name="T9">ещё </text:span>надо поскорее вернуться к рабочему месту, он ведь даже спецовку не переодел. </text:p>
      <text:p text:style-name="P11">Выбор водок был большой, <text:span text:style-name="T9">тут тебе</text:span> и «Зубровка», и «Ерофеич», и «Ещё по одной...», но раскупалась только «Московская» с бело-зелёной наклейкой.</text:p>
      <text:p text:style-name="P12">За Нежинским магазином шли ещё Слесарная и Колёсная, а в неведомой глубине Посёлка другие улицы и переулки.</text:p>
      <text:p text:style-name="P12"/>
      <text:p text:style-name="P7"><text:s/>В ближайшее после нашего приезда воскресенье, <text:span text:style-name="T10">тётя </text:span>Люда <text:span text:style-name="T9">через улицу Кузнечную вы</text:span>вела меня и Наташу с Санькой <text:s/><text:span text:style-name="T11">на</text:span> Профессийн<text:span text:style-name="T11">ую.</text:span></text:p>
      <text:p text:style-name="P7"><text:span text:style-name="T11">Это</text:span> единственная <text:span text:style-name="T11">заасфальтированная улица </text:span>на Посёлке. <text:span text:style-name="T11">По ней мы пришли</text:span> в Клуб завода, на детский сеанс в три часа дня.</text:p>
      <text:p text:style-name="P13">Клуб — двухэтажный, но ростом во все четыре, <text:span text:style-name="T11">часть</text:span> <text:span text:style-name="T8">его </text:span>тоже окружала <text:span text:style-name="T11">заводская </text:span>бетонная стена. Он был сложен из кирпича прокопчённого цвета, и стены <text:span text:style-name="T12">— </text:span>не гладкие, а со множеством арочных выступов-столбиков <text:span text:style-name="T12">— </text:span>словно кружевные. </text:p>
      <text:p text:style-name="P13">Следом за ним стояло здание заводской Проходной, такой же витиевато дореволюционной кладки.</text:p>
      <text:p text:style-name="P13">В высоком вестибюле Клуба возле окошечка кассы толпилась разнообразная детвора. </text:p>
      <text:p text:style-name="P13">Один, <text:span text:style-name="T11">по</text:span> виду второклассник, начал приставать к тёте Люде, чтоб она дала ему десять копеек, но она прикрикнула и он отстал. </text:p>
      <text:p text:style-name="P13">Мне показалось, что и ей в охотку было придти сюда на детский дневной сеанс.</text:p>
      <text:p text:style-name="P13">Так я узнал дорогу к Клубу, <text:span text:style-name="T11">в котором кроме всего прочего находилась</text:span> заводская Библиотека — два огромных зала: в первом столы с подшивками газет и высокие шкафы с остеклёнными дверцами, где виднелись знакомые ряды работ Ленина и Маркса и прочие многотомники, а во втором нормальные полки и книги для чтения.</text:p>
      <text:p text:style-name="P13">Конечно, я туда сразу <text:span text:style-name="T11">же </text:span>записался, потому что в школьной библиотеке, в <text:span text:style-name="T8">том</text:span> небольшом здании напротив <text:span text:style-name="T11">высокого </text:span>крыльца <text:span text:style-name="T11">входа в</text:span> школ<text:span text:style-name="T9">у</text:span>, выбирать было почти нечего.</text:p>
      <text:p text:style-name="P13"/>
      <text:p text:style-name="P14">Первого мая школа пошла на демонстрацию. </text:p>
      <text:p text:style-name="P14">Сперва по булыжной Богдана Хмельницкого до Базара, откуда <text:span text:style-name="T11">уже </text:span>асфальт Профессийной доходи<text:span text:style-name="T11">т</text:span> до Путепровода, а от Переезда — в Город, по проспекту Мира — под мостом высокой железнодорожной насыпи, мимо пятиэтажек Зеленчака, до площади Мира, где, напротив фонтана и кинотеатра Мир, <text:span text:style-name="T11">устанавливалась</text:span> красная трибуна, перед которой весь <text:soft-page-break/>город проходил демонстрацией, если не считать жильцов пятиэтажек вокруг площади — они смотрели демонстрацию со своих балконов. </text:p>
      <text:p text:style-name="P14">Я им чуть-чуть завидовал, но <text:span text:style-name="T8">вскоре перестал</text:span>.</text:p>
      <text:p text:style-name="P15">По пути до площади школьной колонне не раз приходилось останавливаться в долгом ожидании, пропуская предыдущие по нумерации школы; зато нас пропускали колонны Локомотивного Депо, или Дистанции Пути Юго-Западной Железной Дороги, как было написано выпуклыми буквами на обтянутых малиновым бархатом щитах во главе их; <text:s/>а уже перед самой площадью <text:span text:style-name="T9">нам</text:span> приходилось вдруг переходить на рысь, держа наперевес портретные плакаты, потому <text:span text:style-name="T8">что мы чересчур</text:span> отста<text:span text:style-name="T8">ли</text:span> от колонн впереди.</text:p>
      <text:p text:style-name="P15">Поскольку <text:span text:style-name="T8">нами</text:span> почти замыкал<text:span text:style-name="T8">ось</text:span> прохождение школ <text:span text:style-name="T11">(</text:span>в городе их всего четырнадцать<text:span text:style-name="T11">)</text:span>, то когда мы <text:span text:style-name="T8">проходили</text:span> мимо красной трибуны, репродукторы над ней <text:span text:style-name="T11">уже </text:span>кричали: «на площадь вступает колонна конотопского железнодорожного техникума! Ура, товарищи!» и приходилось уракать не себе.</text:p>
      <text:p text:style-name="P1">За площадью, миновав вход в <text:span text:style-name="T11">Центральный </text:span>парк, дорога круто сворачива<text:span text:style-name="T9">ет</text:span> вправо, к заводу «Красный Металлист», но мы туда не спускались, а в ближайшем переулке складывали портреты членов Политбюро ЦК КПСС и красные транспаранты в грузовик, который отвозил их обратно в школу до следующих демонстраций. </text:p>
      <text:p text:style-name="P1">Мы тоже шли обратно, в обход площади, потому что проходы между домами выходящими на неё были загорожены автобусами — плотно, лоб в лоб — а позади них <text:span text:style-name="T8">по пустой площади </text:span>прохаживались милиционеры.</text:p>
      <text:p text:style-name="P1">Но, всё-таки, это был праздник, потому что на демонстрацию мама давала нам по пятьдесят копеек на мороженое, и ещё оставалась сдача, потому что Сливочное стоило 13, а Пломбир — 18 копеек. </text:p>
      <text:p text:style-name="P1">Когда я вернулся домой, то по Нежинской ещё шли школьники в белых рубашках и красных пионерских галстуках, возвращаясь с демонстрации на Посёлок.</text:p>
      <text:p text:style-name="P1">И тут я совершил, должно быть, первый подлый поступок в своей жизни — вышел за калитку и выстрелил в спину какому-то мальчику из шпоночного пистолета.</text:p>
      <text:p text:style-name="P1">Он погнался за мной, но я отбежал к будке с Жулькой и мальчик не посмел подойти, а только обзывал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5:27:03.489757148</meta:creation-date>
    <dc:date>2017-03-01T15:27:13.135354956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55" meta:word-count="1260" meta:character-count="8274" meta:non-whitespace-character-count="7015"/>
    <meta:generator>LibreOffice/4.3.3.2$Linux_x86 LibreOffice_project/430m0$Build-2</meta:generator>
  </office:meta>
</office:document-meta>
</file>